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variant="normal" fo:text-transform="none" fo:color="#525252" style:font-name="Arial1" fo:font-size="11.3500003814697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RCELLONA</text:p>
      <text:p text:style-name="Standard"/>
      <text:p text:style-name="Standard">FOR AMAZING <text:s/></text:p>
      <text:p text:style-name="Standard"/>
      <text:p text:style-name="Standard"/>
      <text:p text:style-name="Standard"/>
      <text:p text:style-name="Standard">BORDOLESE:</text:p>
      <text:p text:style-name="Standard"/>
      <text:p text:style-name="Standard">1) <text:span text:style-name="T1">CHÂTEAU DE PEZ 2010</text:span></text:p>
      <text:p text:style-name="Text_20_body"><text:line-break/><text:a xlink:type="simple" xlink:href="http://www.vilaviniteca.es/shop/es/chateau-de-pez-2010.html">http://www.vilaviniteca.es/shop/es/chateau-de-pez-2010.html</text:a></text:p>
      <text:p text:style-name="Standard"/>
      <text:p text:style-name="Standard">2) <text:span text:style-name="T1">BODEGAS PALACIO GLORIOSO RESERVA 1973</text:span></text:p>
      <text:p text:style-name="Text_20_body"><text:line-break/><text:a xlink:type="simple" xlink:href="http://www.vilaviniteca.es/shop/es/bodegas-palacio-glorioso-reserva-1973.html">http://www.vilaviniteca.es/shop/es/bodegas-palacio-glorioso-reserva-1973.html</text:a></text:p>
      <text:p text:style-name="Text_20_body"/>
      <text:p text:style-name="Standard">3) <text:span text:style-name="T1">CLOS MARTINET 2010</text:span></text:p>
      <text:p text:style-name="Text_20_body"><text:line-break/><text:a xlink:type="simple" xlink:href="http://www.vilaviniteca.es/shop/es/clos-martinet-2010.html">http://www.vilaviniteca.es/shop/es/clos-martinet-2010.html</text:a></text:p>
      <text:p text:style-name="Text_20_body"/>
      <text:p text:style-name="Standard">4) <text:span text:style-name="T1">CHÂTEAU LA DOMINIQUE 2010</text:span></text:p>
      <text:p text:style-name="Text_20_body"><text:line-break/><text:a xlink:type="simple" xlink:href="http://www.vilaviniteca.es/shop/es/chateau-la-dominique-2010.html">http://www.vilaviniteca.es/shop/es/chateau-la-dominique-2010.html</text:a></text:p>
      <text:p text:style-name="Text_20_body"/>
      <text:p text:style-name="Standard">5) <text:span text:style-name="T1">LA VINYA DEL VUIT 2009</text:span></text:p>
      <text:p text:style-name="Text_20_body"><text:line-break/><text:a xlink:type="simple" xlink:href="http://www.vilaviniteca.es/shop/es/la-vinya-del-vuit-2009.html">http://www.vilaviniteca.es/shop/es/la-vinya-del-vuit-2009.html</text:a></text:p>
      <text:p text:style-name="Text_20_body"/>
      <text:p text:style-name="Standard"/>
      <text:p text:style-name="Standard">RENANA:</text:p>
      <text:p text:style-name="Standard"/>
      <text:p text:style-name="Standard">1) <text:span text:style-name="T1">ALZINGER GRÜNER VELTLINER LOIBENBERG SMARAGD 2011</text:span></text:p>
      <text:p text:style-name="Text_20_body"><text:line-break/><text:a xlink:type="simple" xlink:href="http://www.vilaviniteca.es/shop/es/alzinger-gruener-veltliner-loibenberg-smaragd-2011.html">http://www.vilaviniteca.es/shop/es/alzinger-gruener-veltliner-loibenberg-smaragd-2011.html</text:a></text:p>
      <text:p text:style-name="Text_20_body"/>
      <text:p text:style-name="Standard">2) <text:span text:style-name="T1">LANGLOIS-CHÂTEAU DOMAINE GRANDE MAISON MUSCADET SÈVRE ET MAINE SUR LIE 2011</text:span></text:p>
      <text:p text:style-name="Text_20_body"><text:line-break/><text:a xlink:type="simple" xlink:href="http://www.vilaviniteca.es/shop/es/langlois-chateau-domaine-grande-maison-muscadet-sevre-et-maine-sur-lie-2011.html">http://www.vilaviniteca.es/shop/es/langlois-chateau-domaine-grande-maison-muscadet-sevre-et-maine-sur-lie-2011.html</text:a></text:p>
      <text:p text:style-name="Text_20_body"/>
      <text:p text:style-name="Standard">3) <text:span text:style-name="T1">FELTON ROAD RIESLING BLOCK 1 2011</text:span></text:p>
      <text:p text:style-name="Text_20_body"><text:line-break/><text:a xlink:type="simple" xlink:href="http://www.vilaviniteca.es/shop/es/felton-road-riesling-block-1-2011.html">http://www.vilaviniteca.es/shop/es/felton-road-riesling-block-1-2011.html</text:a></text:p>
      <text:p text:style-name="Text_20_body"/>
      <text:p text:style-name="Text_20_body"/>
      <text:p text:style-name="Standard"><text:soft-page-break/></text:p>
      <text:p text:style-name="Standard"/>
      <text:p text:style-name="Standard">4) <text:span text:style-name="T1">KELLER RIESLING VON DER FELS 2011</text:span></text:p>
      <text:p text:style-name="Text_20_body"><text:line-break/><text:a xlink:type="simple" xlink:href="http://www.vilaviniteca.es/shop/es/keller-riesling-von-der-fels-2011.html">http://www.vilaviniteca.es/shop/es/keller-riesling-von-der-fels-2011.html</text:a></text:p>
      <text:p text:style-name="Text_20_body"/>
      <text:p text:style-name="Standard">5) <text:span text:style-name="T1">DOMAINE TRAPET GEWÜRZTRAMINER SPOREN 2009</text:span></text:p>
      <text:p text:style-name="Text_20_body"><text:line-break/><text:a xlink:type="simple" xlink:href="http://www.vilaviniteca.es/shop/es/domaine-trapet-gewurztraminer-sporen-2009.html">http://www.vilaviniteca.es/shop/es/domaine-trapet-gewurztraminer-sporen-2009.html</text:a></text:p>
      <text:p text:style-name="Text_20_body"/>
      <text:p text:style-name="Standard">BORGOGNONA:</text:p>
      <text:p text:style-name="Standard"/>
      <text:p text:style-name="Standard">1) <text:span text:style-name="T1">DUJAC FILS ET PÈRE MOREY-SAINT-DENIS 2010</text:span></text:p>
      <text:p text:style-name="Text_20_body"><text:line-break/><text:a xlink:type="simple" xlink:href="http://www.vilaviniteca.es/shop/es/dujac-fils-et-pere-morey-saint-denis-2010.html">http://www.vilaviniteca.es/shop/es/dujac-fils-et-pere-morey-saint-denis-2010.html</text:a></text:p>
      <text:p text:style-name="Text_20_body"/>
      <text:p text:style-name="Standard">2) <text:span text:style-name="T1">TOMMASI AMARONE CLASSICO 2009</text:span></text:p>
      <text:p text:style-name="Text_20_body"><text:line-break/><text:a xlink:type="simple" xlink:href="http://www.vilaviniteca.es/shop/es/tommasi-amarone-classico-2009.html">http://www.vilaviniteca.es/shop/es/tommasi-amarone-classico-2009.html</text:a></text:p>
      <text:p text:style-name="Text_20_body"/>
      <text:p text:style-name="Standard">3) <text:span text:style-name="T1">CHAVE SELECTION HERMITAGE BLANCHE 2007</text:span></text:p>
      <text:p text:style-name="Text_20_body"><text:line-break/><text:a xlink:type="simple" xlink:href="http://www.vilaviniteca.es/shop/es/chave-selection-hermitage-blanche-2007.html">http://www.vilaviniteca.es/shop/es/chave-selection-hermitage-blanche-2007.html</text:a></text:p>
      <text:p text:style-name="Text_20_body"/>
      <text:p text:style-name="Standard">4) <text:span text:style-name="T1">WILLIAM FÈVRE CHABLIS GRAND CRU BOUGROS CÔTE BOUGUEROTS 2005</text:span></text:p>
      <text:p text:style-name="Text_20_body"><text:line-break/><text:a xlink:type="simple" xlink:href="http://www.vilaviniteca.es/shop/es/william-fevre-chablis-grand-cru-bougros-cote-bouguerots-2005.html">http://www.vilaviniteca.es/shop/es/william-fevre-chablis-grand-cru-bougros-cote-bouguerots-2005.html</text:a></text:p>
      <text:p text:style-name="Text_20_body"/>
      <text:p text:style-name="Standard">5) <text:span text:style-name="T1">TARDIEU-LAURENT CHÂTEAUNEUF-DU-PAPE VIEILLES VIGNES 2006</text:span></text:p>
      <text:p text:style-name="Text_20_body"><text:line-break/><text:a xlink:type="simple" xlink:href="http://www.vilaviniteca.es/shop/es/tardieu-laurent-chateauneuf-du-pape-vieilles-vignes-2006.html">http://www.vilaviniteca.es/shop/es/tardieu-laurent-chateauneuf-du-pape-vieilles-vignes-2006.html</text:a></text:p>
      <text:p text:style-name="Text_20_body"/>
      <text:p text:style-name="Standard"/>
      <text:p text:style-name="Standard">CAMPAGNOTTA:</text:p>
      <text:p text:style-name="Standard"/>
      <text:p text:style-name="Standard">1) <text:span text:style-name="T1">MOËT &amp; CHANDON BRUT IMPÉRIAL ROSÉ DIAMOND SUIT</text:span></text:p>
      <text:p text:style-name="Text_20_body"><text:line-break/><text:a xlink:type="simple" xlink:href="http://www.vilaviniteca.es/shop/es/moet-chandon-brut-imperial-rose-diamond-suit.html">http://www.vilaviniteca.es/shop/es/moet-chandon-brut-imperial-rose-diamond-suit.html</text:a></text:p>
      <text:p text:style-name="Text_20_body"/>
      <text:p text:style-name="Standard">2) <text:span text:style-name="T1">RUINART BLANC DE BLANCS</text:span></text:p>
      <text:p text:style-name="Text_20_body"><text:line-break/><text:a xlink:type="simple" xlink:href="http://www.vilaviniteca.es/shop/es/ruinart-blanc-de-blancs.html">http://www.vilaviniteca.es/shop/es/ruinart-blanc-de-blancs.html</text:a></text:p>
      <text:p text:style-name="Text_20_body"/>
      <text:p text:style-name="Standard"><text:soft-page-break/></text:p>
      <text:p text:style-name="Standard">3) <text:span text:style-name="T1">EGLY-OURIET GRAND CRU ROSÉ</text:span></text:p>
      <text:p text:style-name="Text_20_body"><text:line-break/><text:a xlink:type="simple" xlink:href="http://www.vilaviniteca.es/shop/es/egly-ouriet-grand-cru-rose.html">http://www.vilaviniteca.es/shop/es/egly-ouriet-grand-cru-rose.html</text:a></text:p>
      <text:p text:style-name="Text_20_body"/>
      <text:p text:style-name="Standard">4) <text:span text:style-name="T1">BOLLINGER BRUT ROSÉ</text:span></text:p>
      <text:p text:style-name="Text_20_body"><text:line-break/><text:a xlink:type="simple" xlink:href="http://www.vilaviniteca.es/shop/es/bollinger-brut-rose.html">http://www.vilaviniteca.es/shop/es/bollinger-brut-rose.html</text:a></text:p>
      <text:p text:style-name="Text_20_body"/>
      <text:p text:style-name="Standard">5) <text:span text:style-name="T1">DELAMOTTE BRUT ROSÉ (ESTUCHE)</text:span></text:p>
      <text:p text:style-name="Text_20_body"><text:line-break/><text:a xlink:type="simple" xlink:href="http://www.vilaviniteca.es/shop/es/delamotte-brut-rose-estuche.html">http://www.vilaviniteca.es/shop/es/delamotte-brut-rose-estuche.html</text:a></text:p>
      <text:p text:style-name="Text_20_body"/>
      <text:p text:style-name="Standard"/>
      <text:p text:style-name="Standard">LIRICA:</text:p>
      <text:p text:style-name="Standard"/>
      <text:p text:style-name="Standard">1) <text:span text:style-name="T1">TAYLOR'S 20 YEARS OLD</text:span></text:p>
      <text:p text:style-name="Text_20_body"><text:line-break/><text:a xlink:type="simple" xlink:href="http://www.vilaviniteca.es/shop/es/taylor-s-20-years-old.html">http://www.vilaviniteca.es/shop/es/taylor-s-20-years-old.html</text:a></text:p>
      <text:p text:style-name="Text_20_body"/>
      <text:p text:style-name="Standard">2) <text:s/><text:span text:style-name="T1">NIEPOORT VINTAGE 2011</text:span></text:p>
      <text:p text:style-name="Text_20_body"><text:line-break/><text:a xlink:type="simple" xlink:href="http://www.vilaviniteca.es/shop/es/niepoort-vintage-2011.html">http://www.vilaviniteca.es/shop/es/niepoort-vintage-2011.html</text:a></text:p>
      <text:p text:style-name="Text_20_body"/>
      <text:p text:style-name="Standard">3) <text:span text:style-name="T1">CHÂTEAU LA TOUR BLANCHE 2006</text:span></text:p>
      <text:p text:style-name="Text_20_body"><text:line-break/><text:a xlink:type="simple" xlink:href="http://www.vilaviniteca.es/shop/es/chateau-la-tour-blanche-2006.html">http://www.vilaviniteca.es/shop/es/chateau-la-tour-blanche-2006.html</text:a></text:p>
      <text:p text:style-name="Text_20_body"/>
      <text:p text:style-name="Text_20_body">4) <text:span text:style-name="T1">HÉTSZÖLÖ ASZÚ 6 PUTTONYOS 2001 (0,50 L)</text:span></text:p>
      <text:p text:style-name="Text_20_body"><text:line-break/><text:a xlink:type="simple" xlink:href="http://www.vilaviniteca.es/shop/es/hetszolo-aszu-6-puttonyos-2001-0-50-l.html">http://www.vilaviniteca.es/shop/es/hetszolo-aszu-6-puttonyos-2001-0-50-l.html</text:a></text:p>
      <text:p text:style-name="Text_20_body"/>
      <text:p text:style-name="Standard">5) <text:span text:style-name="T1">CHÂTEAU SUDUIRAUT 2005</text:span></text:p>
      <text:p text:style-name="Text_20_body"><text:line-break/><text:a xlink:type="simple" xlink:href="http://www.vilaviniteca.es/shop/es/chateau-suduiraut-2005.html">http://www.vilaviniteca.es/shop/es/chateau-suduiraut-2005.html</text:a></text:p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08:30:56</meta:creation-date>
    <dc:date>2013-10-09T07:54:04</dc:date>
    <meta:editing-duration>PT1H8M42S</meta:editing-duration>
    <meta:editing-cycles>11</meta:editing-cycles>
    <meta:generator>OpenOffice.org/3.4$Unix OpenOffice.org_project/340m1$Build-9590</meta:generator>
    <meta:document-statistic meta:table-count="0" meta:image-count="0" meta:object-count="0" meta:page-count="3" meta:paragraph-count="57" meta:word-count="187" meta:character-count="2866"/>
  </office:meta>
</office:document-meta>
</file>